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paragraph-rsid="0061be3c"/>
    </style:style>
    <style:style style:name="P26" style:family="paragraph" style:parent-style-name="Heading_20_1">
      <style:text-properties fo:language="de" fo:country="DE"/>
    </style:style>
    <style:style style:name="P27" style:family="paragraph" style:parent-style-name="Text_20_body">
      <style:text-properties fo:language="de" fo:country="DE" officeooo:rsid="00570a8c" officeooo:paragraph-rsid="00570a8c"/>
    </style:style>
    <style:style style:name="P28" style:family="paragraph" style:parent-style-name="Text_20_body">
      <style:text-properties fo:language="de" fo:country="DE" officeooo:rsid="0082a09a" officeooo:paragraph-rsid="00602e19"/>
    </style:style>
    <style:style style:name="P29" style:family="paragraph" style:parent-style-name="Text_20_body">
      <style:text-properties officeooo:rsid="00602e19" officeooo:paragraph-rsid="00943003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31cfc"/>
    </style:style>
    <style:style style:name="T59" style:family="text">
      <style:text-properties fo:language="de" fo:country="DE" officeooo:rsid="00943003"/>
    </style:style>
    <style:style style:name="T60" style:family="text">
      <style:text-properties fo:language="de" fo:country="DE" officeooo:rsid="00947b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Ziel</text:h>
      <text:p text:style-name="P1">Sprachlehrer-Webseite für mich</text:p>
      <text:h text:style-name="P26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7"/>
      <text:p text:style-name="P29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Use index when iterating over VocabList!<text:line-break/></text:span><text:span text:style-name="T59">→Fill index list at beginning<text:line-break/></text:span><text:span text:style-name="T60">--Selection list wird invertiert, aber warum werden checkboxes nicht aktualisiert?</text:span><text:span text:style-name="T57"><text:line-break/></text:span></text:p>
      <text:p text:style-name="P28"/>
      <text:p text:style-name="P25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</text:span><text:soft-page-break/><text:span text:style-name="T33"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soft-pag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25T18:17:26.622000000</dc:date>
    <meta:editing-duration>P21DT9H42M2S</meta:editing-duration>
    <meta:editing-cycles>132</meta:editing-cycles>
    <meta:document-statistic meta:table-count="0" meta:image-count="0" meta:object-count="0" meta:page-count="4" meta:paragraph-count="29" meta:word-count="585" meta:character-count="4443" meta:non-whitespace-character-count="3507"/>
  </office:meta>
</office:document-meta>
</file>